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Emanuel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25, 1896</text:p>
      <text:p text:style-name="P5">Month<text:tab/><text:tab/><text:tab/><text:tab/><text:tab/><text:tab/>Ma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. MORAIS./</text:p>
      <text:p text:style-name="P2">546 N. FIFTH STREET./</text:p>
      <text:p text:style-name="P3">PHILADELPHIA, May 25th 1896/</text:p>
      <text:p text:style-name="P2">My Dear Emanuel/</text:p>
      <text:p text:style-name="P2"><text:tab/>If I understand the/ terms of the copy of the will and codicil/ which you lately sent, I may say/ that they should stand, as at present./ <text:s/>Henry has received from time to time/ some money, but I still hope that/ he will return it; if not, let him/ keep it, unless the amount goes up/ to several hundreds./</text:p>
      <text:p text:style-name="P2">On account of my dear Gentile, it is ne-/-cessary to deal gently with Herman, but/ I do not think that the provision/ made is harsh. <text:s/>In justice to my/ unmarried daughters, I must see that/ their yearly income be enough to make/ them live comfortably. <text:s/>Please, let me/ have a copy of the will, up to date, and/ I shall sign it, as required, in the presence/ of the two witnesses./</text:p>
      <text:p text:style-name="P2"/>
      <text:p text:style-name="P2">[Page 2]</text:p>
      <text:p text:style-name="P2"><text:soft-page-break/>You may have noticed that my re-/-quests about interment &amp;c, were made/ many years ago. <text:s/>I am going to/ destroy the paper which contains them, and/ write again what I would wish and send/ my directions to Nina./ <text:s/>Yours affectionately/ S Morais/</text:p>
      <text:p text:style-name="P2"/>
      <text:p text:style-name="P2">Am I correct in believing that the present will/ is to prefer my children to my grand children,/ in case of certain contingencies arising?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1:03:31.71</meta:creation-date>
    <meta:document-statistic meta:table-count="0" meta:image-count="0" meta:object-count="0" meta:page-count="3" meta:paragraph-count="70" meta:word-count="377" meta:character-count="2419"/>
    <dc:date>2012-01-05T11:31:37.30</dc:date>
    <dc:creator>Penn Libraries</dc:creator>
    <meta:editing-duration>PT00H12M14S</meta:editing-duration>
    <meta:editing-cycles>1</meta:editing-cycles>
    <meta:generator>OpenOffice.org/3.2$Win32 OpenOffice.org_project/320m12$Build-9483</meta:generator>
  </office:meta>
</office:document-meta>
</file>